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Times New Roman" officeooo:rsid="003e40fc" officeooo:paragraph-rsid="0018a682"/>
    </style:style>
    <style:style style:name="P2" style:family="paragraph" style:parent-style-name="Text_20_body">
      <style:text-properties style:font-name="Times New Roman" officeooo:rsid="0030ea29" officeooo:paragraph-rsid="0018a682"/>
    </style:style>
    <style:style style:name="P3" style:family="paragraph" style:parent-style-name="Text_20_body">
      <style:text-properties style:font-name="Times new roman" officeooo:rsid="0030ea29" officeooo:paragraph-rsid="0018a682"/>
    </style:style>
    <style:style style:name="P4" style:family="paragraph" style:parent-style-name="Preformatted_20_Text">
      <style:text-properties style:font-name="Times new roman" fo:font-size="12pt" officeooo:rsid="0018a682" officeooo:paragraph-rsid="0018a682" style:font-size-asian="12pt" style:font-size-complex="12pt"/>
    </style:style>
    <style:style style:name="T1" style:family="text">
      <style:text-properties officeooo:rsid="0018a682"/>
    </style:style>
    <style:style style:name="T2" style:family="text">
      <style:text-properties officeooo:rsid="001a5c56"/>
    </style:style>
    <style:style style:name="T3" style:family="text">
      <style:text-properties style:font-name="Times new roman"/>
    </style:style>
    <style:style style:name="T4" style:family="text">
      <style:text-properties style:font-name="Times new roman" officeooo:rsid="0018a68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iste des fonctionnalités de la preuve de concept et leur état de réalisation :</text:p>
      <text:p text:style-name="P3">Must :</text:p>
      <text:p text:style-name="P2"><text:span text:style-name="T3">1 :Les ias doivent pouvoir apprendre: </text:span><text:span text:style-name="T4">fait :</text:span><text:span text:style-name="T3"> </text:span><text:span text:style-name="T4">les marchands du programme changent </text:span><text:span text:style-name="T1">les probabilités qu’ils ont de faire des trajets donnés en fonction des bénéfices de leurs trajets</text:span></text:p>
      <text:p text:style-name="P2">2 :Les ias doivent êtres conçues pour tenter de maximiser une valeur :f<text:span text:style-name="T1">ait :les marchands tentent de maximiser la probabilité d’avoir un bénéfice lors d’un trajet donné : si un trajet leur rapporte un bénéfice ils ont plus de chance de refaire ce trajet et si un trajet ne leur rapporte pas de bénéfice ils ont moins de chance de refaire ce trajet.</text:span></text:p>
      <text:p text:style-name="P2">Should :</text:p>
      <text:p text:style-name="P2">1 :Les ias doivent converger vers des optimums locaux ou globaux non triviaux(ce qui peut inclure de faire un environnement avec des optimums globaux non triviaux) : <text:span text:style-name="T2">Il n’y a pas de convergence facile a calculer a cause de la nature aléatoire de l’IA implémentée  : Il faudrait que je définisse une mesure de convergence qui ait un sens sur ces ias et que je teste si je veux trouver si elles ont cette propriété je pensais a prendre les logarithmes des coefficients de la grille et faire la distance euclidienne entre les grilles.</text:span></text:p>
      <text:p text:style-name="P1">Could :</text:p>
      <text:p text:style-name="P1">1 :Les ias pourraient utiliser des réseaux neuronaux. <text:span text:style-name="T1">Non réalis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04T11:16:38.349484248</dc:date>
    <meta:editing-duration>PT1H44S</meta:editing-duration>
    <meta:editing-cycles>8</meta:editing-cycles>
    <meta:generator>LibreOffice/5.1.6.2$Linux_X86_64 LibreOffice_project/10m0$Build-2</meta:generator>
    <meta:document-statistic meta:table-count="0" meta:image-count="0" meta:object-count="0" meta:page-count="1" meta:paragraph-count="8" meta:word-count="216" meta:character-count="1224" meta:non-whitespace-character-count="1015"/>
  </office:meta>
</office:document-meta>
</file>